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69cm" table:align="right"/>
    </style:style>
    <style:style style:name="Table1.A" style:family="table-column">
      <style:table-column-properties style:column-width="1.836cm"/>
    </style:style>
    <style:style style:name="Table1.B" style:family="table-column">
      <style:table-column-properties style:column-width="2.858cm"/>
    </style:style>
    <style:style style:name="Table1.C" style:family="table-column">
      <style:table-column-properties style:column-width="5.017cm"/>
    </style:style>
    <style:style style:name="Table1.D" style:family="table-column">
      <style:table-column-properties style:column-width="6.7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8000" fo:font-style="italic" style:font-style-asian="italic" style:font-style-complex="italic"/>
    </style:style>
    <style:style style:name="P2" style:family="paragraph" style:parent-style-name="Text_20_body">
      <style:text-properties fo:color="#000000" fo:font-style="normal" style:font-style-asian="normal" style:font-style-complex="normal"/>
    </style:style>
    <style:style style:name="P3" style:family="paragraph" style:parent-style-name="Text_20_body">
      <style:text-properties fo:color="#000000" fo:font-style="normal" officeooo:paragraph-rsid="001fac99" style:font-style-asian="normal" style:font-style-complex="normal"/>
    </style:style>
    <style:style style:name="P4" style:family="paragraph" style:parent-style-name="Text_20_body">
      <style:text-properties fo:color="#000000" officeooo:paragraph-rsid="00232379"/>
    </style:style>
    <style:style style:name="P5" style:family="paragraph" style:parent-style-name="Text_20_body">
      <style:text-properties officeooo:rsid="00232379"/>
    </style:style>
    <style:style style:name="P6" style:family="paragraph" style:parent-style-name="Text_20_body">
      <style:text-properties officeooo:rsid="00277ed0" officeooo:paragraph-rsid="00277ed0"/>
    </style:style>
    <style:style style:name="P7" style:family="paragraph" style:parent-style-name="Text_20_body">
      <style:text-properties officeooo:rsid="0028ca8e" officeooo:paragraph-rsid="0028ca8e"/>
    </style:style>
    <style:style style:name="P8" style:family="paragraph" style:parent-style-name="Text_20_body">
      <style:text-properties officeooo:rsid="00291f3b" officeooo:paragraph-rsid="00291f3b"/>
    </style:style>
    <style:style style:name="P9" style:family="paragraph" style:parent-style-name="Text_20_body" style:master-page-name="">
      <style:paragraph-properties style:page-number="auto"/>
      <style:text-properties fo:color="#000000" officeooo:paragraph-rsid="001fac99"/>
    </style:style>
    <style:style style:name="P10" style:family="paragraph" style:parent-style-name="Heading">
      <style:paragraph-properties fo:text-align="center" style:justify-single-word="false"/>
      <style:text-properties officeooo:paragraph-rsid="001fac99"/>
    </style:style>
    <style:style style:name="P11" style:family="paragraph" style:parent-style-name="Contents_20_Heading">
      <style:paragraph-properties fo:margin-top="0.591cm" fo:margin-bottom="0cm" loext:contextual-spacing="false" fo:line-height="0.706cm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12" style:family="paragraph" style:parent-style-name="Contents_20_Heading">
      <style:paragraph-properties fo:margin-top="0.591cm" fo:margin-bottom="0cm" loext:contextual-spacing="false" fo:line-height="0.706cm" fo:text-align="center" style:justify-single-word="false"/>
      <style:text-properties fo:font-size="16pt" fo:font-style="italic" officeooo:rsid="0012ccd2" officeooo:paragraph-rsid="001fac99" style:font-size-asian="16pt" style:font-style-asian="italic" style:font-size-complex="16pt" style:font-style-complex="italic"/>
    </style:style>
    <style:style style:name="P13" style:family="paragraph" style:parent-style-name="Contents_20_Heading">
      <style:paragraph-properties fo:margin-top="0.591cm" fo:margin-bottom="0cm" loext:contextual-spacing="false" fo:line-height="0.706cm" fo:text-align="center" style:justify-single-word="false"/>
      <style:text-properties fo:font-size="16pt" fo:font-style="italic" fo:font-weight="normal" officeooo:rsid="0012ccd2" officeooo:paragraph-rsid="001fac99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Contents_20_Heading">
      <style:paragraph-properties fo:margin-top="0.39cm" fo:margin-bottom="0cm" loext:contextual-spacing="false" fo:line-height="100%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15" style:family="paragraph" style:parent-style-name="Contents_20_Heading">
      <style:paragraph-properties fo:margin-top="0.289cm" fo:margin-bottom="0cm" loext:contextual-spacing="false" fo:line-height="0.706cm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16" style:family="paragraph" style:parent-style-name="Contents_20_Heading">
      <style:paragraph-properties fo:margin-top="1.194cm" fo:margin-bottom="0.704cm" loext:contextual-spacing="false" fo:line-height="100%" fo:text-align="center" style:justify-single-word="false"/>
      <style:text-properties style:font-name="timmons" fo:font-size="24pt" fo:font-weight="bold" officeooo:rsid="0012ccd2" officeooo:paragraph-rsid="001fac99"/>
    </style:style>
    <style:style style:name="P17" style:family="paragraph" style:parent-style-name="Table_20_Contents">
      <style:paragraph-properties fo:text-align="justify" style:justify-single-word="false"/>
      <style:text-properties fo:color="#000000" officeooo:rsid="001fac99" officeooo:paragraph-rsid="001fac99"/>
    </style:style>
    <style:style style:name="P18" style:family="paragraph" style:parent-style-name="Table_20_Contents">
      <style:paragraph-properties fo:text-align="justify" style:justify-single-word="false"/>
      <style:text-properties fo:color="#000000"/>
    </style:style>
    <style:style style:name="P19" style:family="paragraph" style:parent-style-name="Text_20_body">
      <style:paragraph-properties fo:text-align="center" style:justify-single-word="false"/>
      <style:text-properties fo:color="#008000" fo:font-style="italic" style:font-style-asian="italic" style:font-style-complex="italic"/>
    </style:style>
    <style:style style:name="P20" style:family="paragraph" style:parent-style-name="Text_20_body">
      <style:text-properties fo:color="#000000" fo:font-style="normal" officeooo:rsid="00277ed0" officeooo:paragraph-rsid="00277ed0" style:font-style-asian="normal" style:font-style-complex="normal"/>
    </style:style>
    <style:style style:name="P21" style:family="paragraph" style:parent-style-name="Text_20_body">
      <style:text-properties fo:color="#000000" fo:font-style="normal" officeooo:rsid="00245c7a" officeooo:paragraph-rsid="00245c7a" style:font-style-asian="normal" style:font-style-complex="normal"/>
    </style:style>
    <style:style style:name="P22" style:family="paragraph" style:parent-style-name="Text_20_body">
      <style:text-properties fo:color="#000000" fo:font-style="normal" officeooo:rsid="00232379" officeooo:paragraph-rsid="00232379" style:font-style-asian="normal" style:font-style-complex="normal"/>
    </style:style>
    <style:style style:name="P23" style:family="paragraph" style:parent-style-name="Text_20_body">
      <style:text-properties fo:color="#000000" fo:font-style="normal" officeooo:rsid="0028ca8e" officeooo:paragraph-rsid="0028ca8e" style:font-style-asian="normal" style:font-style-complex="normal"/>
    </style:style>
    <style:style style:name="P24" style:family="paragraph" style:parent-style-name="Text_20_body">
      <style:text-properties officeooo:rsid="0028ca8e" officeooo:paragraph-rsid="0028ca8e"/>
    </style:style>
    <style:style style:name="P25" style:family="paragraph" style:parent-style-name="Text_20_body">
      <style:text-properties officeooo:rsid="002f7c90" officeooo:paragraph-rsid="002f7c90"/>
    </style:style>
    <style:style style:name="P26" style:family="paragraph" style:parent-style-name="Text_20_body">
      <style:text-properties officeooo:rsid="00232379"/>
    </style:style>
    <style:style style:name="P27" style:family="paragraph" style:parent-style-name="Text_20_body">
      <style:text-properties officeooo:rsid="00325352" officeooo:paragraph-rsid="00325352"/>
    </style:style>
    <style:style style:name="P28" style:family="paragraph" style:parent-style-name="Text_20_body">
      <style:text-properties officeooo:paragraph-rsid="00325352"/>
    </style:style>
    <style:style style:name="P29" style:family="paragraph" style:parent-style-name="Text_20_body">
      <style:text-properties officeooo:rsid="002ab145" officeooo:paragraph-rsid="002ab145"/>
    </style:style>
    <style:style style:name="P30" style:family="paragraph" style:parent-style-name="Text_20_body">
      <style:text-properties officeooo:rsid="003353cd" officeooo:paragraph-rsid="003353cd"/>
    </style:style>
    <style:style style:name="P31" style:family="paragraph" style:parent-style-name="Text_20_body">
      <style:text-properties officeooo:paragraph-rsid="002ab145"/>
    </style:style>
    <style:style style:name="P32" style:family="paragraph" style:parent-style-name="Text_20_body" style:list-style-name="L1" style:master-page-name="">
      <style:paragraph-properties fo:margin-top="0cm" fo:margin-bottom="0.101cm" loext:contextual-spacing="false" style:page-number="auto"/>
      <style:text-properties officeooo:paragraph-rsid="00232379"/>
    </style:style>
    <style:style style:name="P33" style:family="paragraph" style:parent-style-name="Text_20_body" style:list-style-name="L1">
      <style:paragraph-properties fo:margin-top="0cm" fo:margin-bottom="0.101cm" loext:contextual-spacing="false"/>
      <style:text-properties fo:color="#000000" fo:font-style="normal" officeooo:paragraph-rsid="00232379" style:font-style-asian="normal" style:font-style-complex="normal"/>
    </style:style>
    <style:style style:name="P34" style:family="paragraph" style:parent-style-name="Text_20_body" style:list-style-name="L1">
      <style:paragraph-properties fo:margin-top="0cm" fo:margin-bottom="0.101cm" loext:contextual-spacing="false"/>
      <style:text-properties officeooo:paragraph-rsid="00232379"/>
    </style:style>
    <style:style style:name="P3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Heading_20_1" style:master-page-name="">
      <style:paragraph-properties style:page-number="auto" fo:break-before="page"/>
    </style:style>
    <style:style style:name="P37" style:family="paragraph" style:parent-style-name="Table_20_Contents">
      <style:paragraph-properties fo:text-align="justify" style:justify-single-word="false"/>
      <style:text-properties fo:color="#000000" officeooo:rsid="001fac99" officeooo:paragraph-rsid="001fac99"/>
    </style:style>
    <style:style style:name="P38" style:family="paragraph" style:parent-style-name="Table_20_Contents">
      <style:paragraph-properties fo:text-align="justify" style:justify-single-word="false"/>
      <style:text-properties fo:color="#000000" officeooo:rsid="002c67ae" officeooo:paragraph-rsid="002c67ae"/>
    </style:style>
    <style:style style:name="P3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top="2.947cm" fo:margin-bottom="0cm" loext:contextual-spacing="false" fo:line-height="0.529cm" fo:text-align="center" style:justify-single-word="false"/>
      <style:text-properties style:font-name="timmons" fo:font-size="15pt" fo:font-style="italic" fo:font-weight="normal" officeooo:rsid="0019fe00" officeooo:paragraph-rsid="001fac99" style:font-size-asian="15pt" style:font-style-asian="italic" style:font-weight-asian="normal" style:font-size-complex="15pt" style:font-style-complex="italic" style:font-weight-complex="normal"/>
    </style:style>
    <style:style style:name="P41" style:family="paragraph" style:parent-style-name="Standard">
      <style:paragraph-properties fo:margin-top="2.043cm" fo:margin-bottom="0cm" loext:contextual-spacing="false" fo:line-height="0.529cm" fo:text-align="center" style:justify-single-word="false"/>
      <style:text-properties style:font-name="timmons" fo:font-size="16pt" fo:font-style="italic" fo:font-weight="bold" officeooo:rsid="0012ccd2" officeooo:paragraph-rsid="001fac99" style:font-size-asian="16pt" style:font-style-asian="italic" style:font-size-complex="16pt" style:font-style-complex="italic"/>
    </style:style>
    <style:style style:name="P4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3" style:family="paragraph" style:parent-style-name="Heading_20_2">
      <style:text-properties officeooo:rsid="00291f3b" officeooo:paragraph-rsid="00291f3b"/>
    </style:style>
    <style:style style:name="P4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5" style:family="paragraph" style:parent-style-name="Heading">
      <style:paragraph-properties fo:text-align="center" style:justify-single-word="false"/>
      <style:text-properties fo:color="#008000"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553cf" style:font-style-asian="normal" style:font-style-complex="normal"/>
    </style:style>
    <style:style style:name="T3" style:family="text">
      <style:text-properties fo:font-style="normal" officeooo:rsid="00232379" style:font-style-asian="normal" style:font-style-complex="normal"/>
    </style:style>
    <style:style style:name="T4" style:family="text">
      <style:text-properties fo:color="#0000ff" fo:font-size="14pt" officeooo:rsid="00181526" style:font-size-asian="14pt" style:font-size-complex="14pt"/>
    </style:style>
    <style:style style:name="T5" style:family="text">
      <style:text-properties style:font-name="timmons"/>
    </style:style>
    <style:style style:name="T6" style:family="text">
      <style:text-properties style:font-name="timmons" fo:font-weight="bold"/>
    </style:style>
    <style:style style:name="T7" style:family="text">
      <style:text-properties style:font-name="timmons" fo:font-weight="bold" style:font-size-asian="14pt"/>
    </style:style>
    <style:style style:name="T8" style:family="text">
      <style:text-properties officeooo:rsid="001fac99"/>
    </style:style>
    <style:style style:name="T9" style:family="text">
      <style:text-properties officeooo:rsid="00148dc3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officeooo:rsid="0021ab99"/>
    </style:style>
    <style:style style:name="T12" style:family="text">
      <style:text-properties officeooo:rsid="00232379"/>
    </style:style>
    <style:style style:name="T13" style:family="text">
      <style:text-properties officeooo:rsid="00277ed0"/>
    </style:style>
    <style:style style:name="T14" style:family="text">
      <style:text-properties officeooo:rsid="002ab145"/>
    </style:style>
    <style:style style:name="T15" style:family="text">
      <style:text-properties officeooo:rsid="002c67ae"/>
    </style:style>
    <style:style style:name="T16" style:family="text">
      <style:text-properties officeooo:rsid="002e2641"/>
    </style:style>
    <style:style style:name="T17" style:family="text">
      <style:text-properties officeooo:rsid="003061e7"/>
    </style:style>
    <style:style style:name="T18" style:family="text">
      <style:text-properties officeooo:rsid="0032535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ime-table assist tool</text:p>
      <text:p text:style-name="P14"/>
      <text:p text:style-name="P15">Deepak Kumar </text:p>
      <text:p text:style-name="P12"><text:span text:style-name="T7">Purushottam</text:span><text:span text:style-name="T6"> Sinha</text:span></text:p>
      <text:p text:style-name="P11">Roshan Sharma</text:p>
      <text:p text:style-name="P11">Vinay Kumar</text:p>
      <text:p text:style-name="P40">School of Computing &amp; Electrical Engineering<text:line-break/>Indian Institute of Technology Mandi</text:p>
      <text:p text:style-name="P41">Email:</text:p>
      <text:p text:style-name="P13"><text:a xlink:type="simple" xlink:href="mailto:b17053@students.iitmandi.ac.in" text:style-name="Internet_20_link" text:visited-style-name="Visited_20_Internet_20_Link"><text:span text:style-name="T5">b17039@students.iitmandi.ac.in</text:span></text:a></text:p>
      <text:p text:style-name="P13"><text:a xlink:type="simple" xlink:href="mailto:b17053@students.iitmandi.ac.in" text:style-name="Internet_20_link" text:visited-style-name="Visited_20_Internet_20_Link"><text:span text:style-name="T5">b17053@students.iitmandi.ac.in</text:span></text:a></text:p>
      <text:p text:style-name="P13"><text:a xlink:type="simple" xlink:href="mailto:b17053@students.iitmandi.ac.in" text:style-name="Internet_20_link" text:visited-style-name="Visited_20_Internet_20_Link"><text:span text:style-name="T5">b17054@students.iitmandi.ac.in</text:span></text:a></text:p>
      <text:p text:style-name="P13"><text:a xlink:type="simple" xlink:href="mailto:b17053@students.iitmandi.ac.in" text:style-name="Internet_20_link" text:visited-style-name="Visited_20_Internet_20_Link"><text:span text:style-name="T5">b17070@students.iitmandi.ac.in</text:span></text:a></text:p>
      <text:p text:style-name="P45"/>
      <text:p text:style-name="P45"/>
      <text:p text:style-name="P19"/>
      <text:p text:style-name="P10"><text:soft-page-break/><text:span text:style-name="T4">Time-table Assist Tool</text:span><text:line-break/>Requirements Document</text:p>
      <text:p text:style-name="Heading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A1" office:value-type="string">
              <text:p text:style-name="Table_20_Heading">Author(s)</text:p>
            </table:table-cell>
            <table:table-cell table:style-name="Table1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18">v1.0</text:p>
          </table:table-cell>
          <table:table-cell table:style-name="Table1.B2" office:value-type="date" office:date-value="2019-10-14">
            <text:p text:style-name="P18"><text:span text:style-name="T8">14</text:span>/1<text:span text:style-name="T8">0</text:span>/1<text:span text:style-name="T8">9</text:span></text:p>
          </table:table-cell>
          <table:table-cell table:style-name="Table1.A2" office:value-type="string">
            <text:p text:style-name="P17">Purushottam Sinha, Deepak Kumar, Vinay Kumar, Roshan Sharma </text:p>
          </table:table-cell>
          <table:table-cell table:style-name="Table1.D3" office:value-type="string">
            <text:p text:style-name="P17">Version 1.0</text:p>
          </table:table-cell>
        </table:table-row>
        <table:table-row>
          <table:table-cell table:style-name="Table1.A2" office:value-type="string">
            <text:p text:style-name="P38">V2.0</text:p>
          </table:table-cell>
          <table:table-cell table:style-name="Table1.B2" office:value-type="date" office:date-value="2019-11-05">
            <text:p text:style-name="P38">05/11/19</text:p>
          </table:table-cell>
          <table:table-cell table:style-name="Table1.A2" office:value-type="string">
            <text:p text:style-name="P17">Purushottam Sinha, Deepak Kumar, Vinay Kumar, Roshan Sharma </text:p>
          </table:table-cell>
          <table:table-cell table:style-name="Table1.D3" office:value-type="string">
            <text:p text:style-name="P38">Version 2.0</text:p>
          </table:table-cell>
        </table:table-row>
      </table:table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1 Introduction<text:tab/>3</text:p>
          <text:p text:style-name="P42">1.1 Need and Purpose<text:tab/>3</text:p>
          <text:p text:style-name="P42">1.2 Intended Audience<text:tab/>3</text:p>
          <text:p text:style-name="P42">1.3 References<text:tab/>3</text:p>
          <text:p text:style-name="P35">2 Description<text:tab/>3</text:p>
          <text:p text:style-name="P42">2.1 Features and Functions<text:tab/>3</text:p>
          <text:p text:style-name="P44">Features<text:tab/>3</text:p>
          <text:p text:style-name="P44">Functions<text:tab/>3</text:p>
          <text:p text:style-name="P42">2.2 Users<text:tab/>3</text:p>
          <text:p text:style-name="P42">2.3 Operating Environment<text:tab/>4</text:p>
          <text:p text:style-name="P39">2.3.1 Hardware<text:tab/>4</text:p>
          <text:p text:style-name="P39">2.3.2 Software<text:tab/>4</text:p>
          <text:p text:style-name="P35">3 Specific Requirements<text:tab/>4</text:p>
          <text:p text:style-name="P42">3.1 Databases<text:tab/>4</text:p>
          <text:p text:style-name="P42">3.2 Additional Comments<text:tab/>4</text:p>
        </text:index-body>
      </text:table-of-content>
      <text:p text:style-name="P2"/>
      <text:h text:style-name="P36" text:outline-level="1">Introduction</text:h>
      <text:h text:style-name="Heading_20_2" text:outline-level="2">Need and Purpose</text:h>
      <text:p text:style-name="P23">The purpose of the <text:s/>application is to reduce the labour of manu<text:span text:style-name="T15">a</text:span>lly rectifing clashes in the timetable. <text:span text:style-name="T15">Due to large number of classes and courses it is very tedious to manage appropriate slots and timings. This application intend to reduce those manual processing by giving a GUI to ease the job. </text:span></text:p>
      <text:h text:style-name="Heading_20_2" text:outline-level="2">Intended Audience</text:h>
      <text:p text:style-name="P3">This document is intended for <text:span text:style-name="T9">faculty who assigned for preparing the timetable.</text:span></text:p>
      <text:h text:style-name="Heading_20_2" text:outline-level="2">References</text:h>
      <text:p text:style-name="P9"><text:span text:style-name="T1">[1] </text:span><text:span text:style-name="T2">MKDocs Documentation </text:span><text:span text:style-name="T1">https://www.mkdocs.org/user-guide/writing-your-docs/</text:span></text:p>
      <text:h text:style-name="Heading_20_1" text:outline-level="1">Description</text:h>
      <text:h text:style-name="Heading_20_2" text:outline-level="2">Features and Functions</text:h>
      <text:h text:style-name="Heading_20_4" text:outline-level="4">Features</text:h>
      <text:p text:style-name="P20">The appliation is platform independent until all the specified packages are installed. <text:span text:style-name="T16">The access is throush a python designed GUI. It use various third party APIs to handles ods, docs and excels files. <text:s/></text:span></text:p>
      <text:h text:style-name="Heading_20_4" text:outline-level="4">Functions</text:h>
      <text:p text:style-name="P25">The Main/Landing GUI intialise the document <text:span text:style-name="T17">required for the appplication to work. It provide button to open other GUIs to handle other operational features.</text:span></text:p>
      <text:p text:style-name="P7">The GUI#1 deals the distribution of the slots in the week days and notify about the following anamolies - </text:p>
      <text:p text:style-name="P7">1. No occurance of multiple time for the same slot in a particular day.</text:p>
      <text:p text:style-name="P7">2. No more than 4 time time for a slot in a week.</text:p>
      <text:p text:style-name="P7">The GUI#2 deals with the distribution of slots for course in the baskets. It notify the anamolies like-</text:p>
      <text:p text:style-name="P7">1. A faculty do not get more than one slot at a given time.</text:p>
      <text:p text:style-name="P7">2. All the courses of a basket get different slots.</text:p>
      <text:p text:style-name="P25">The GUI#3 deals with the allotment of the classrooms for different classroom.</text:p>
      <text:p text:style-name="P25">1. It checks if no two courses falling in the same slot is not being assigned same class.</text:p>
      <text:h text:style-name="Heading_20_2" text:outline-level="2">Users</text:h>
      <text:p text:style-name="P6">It is designed for a specific user – the de<text:span text:style-name="T16">s</text:span>igner for the time table for the semester. </text:p>
      <text:h text:style-name="Heading_20_2" text:outline-level="2"><text:soft-page-break/>Operating Environment</text:h>
      <text:h text:style-name="Heading_20_3" text:outline-level="3">Hardware</text:h>
      <text:p text:style-name="P21">The application requires a PC with minimal specifications.</text:p>
      <text:h text:style-name="Heading_20_3" text:outline-level="3">Software</text:h>
      <text:p text:style-name="P5">Software Requirement for the application include - </text:p>
      <text:p text:style-name="P5">1. python3-tk : v<text:span text:style-name="T11">3.6.8-1</text:span></text:p>
      <text:p text:style-name="P5">2. Python 3.<text:span text:style-name="T13">6+</text:span></text:p>
      <text:p text:style-name="P27">3. Following packages need to be installed -</text:p>
      <text:p text:style-name="P28"><text:span text:style-name="T18">i) xlwt</text:span></text:p>
      <text:p text:style-name="P27">ii) xlsxwriter</text:p>
      <text:p text:style-name="P27">iii) xlrd</text:p>
      <text:p text:style-name="P27">iv) openpyxl</text:p>
      <text:p text:style-name="P27">v) ezodf</text:p>
      <text:p text:style-name="P27">vi) python-docx</text:p>
      <text:p text:style-name="P27">vii) tkschrolledframe</text:p>
      <text:p text:style-name="P4"><text:span text:style-name="T1">The </text:span><text:span text:style-name="T3">application documentation can we viewed on</text:span><text:span text:style-name="T1">:</text:span></text:p>
      <text:list xml:id="list2457738102" text:style-name="L1">
        <text:list-item>
          <text:p text:style-name="P32"><text:span text:style-name="T10">Firefox </text:span>69.0.2</text:p>
        </text:list-item>
        <text:list-item>
          <text:p text:style-name="P33">Internet Explorer <text:span text:style-name="T12">11</text:span></text:p>
        </text:list-item>
        <text:list-item>
          <text:p text:style-name="P34"><text:span text:style-name="T10">Chrome </text:span>77.0.3865.90</text:p>
        </text:list-item>
        <text:list-item>
          <text:p text:style-name="P34"><text:span text:style-name="T10">Safari </text:span>11.1.2</text:p>
        </text:list-item>
        <text:list-item>
          <text:p text:style-name="P34"><text:span text:style-name="T10">Opera </text:span>52.4. 2517.140781</text:p>
        </text:list-item>
      </text:list>
      <text:p text:style-name="P22">Higher versions of these browsers are likely to work but cannot be guaranteed.</text:p>
      <text:h text:style-name="Heading_20_1" text:outline-level="1">Specific Requirements</text:h>
      <text:h text:style-name="P43" text:outline-level="2">Databases </text:h>
      <text:p text:style-name="P8">The following are the inital requirements for the application to work efficiently.</text:p>
      <text:p text:style-name="P8">1. <text:span text:style-name="T14">The courselist for the courses included in various basket.</text:span></text:p>
      <text:p text:style-name="P29">2. The faculty assigned for the different courses.</text:p>
      <text:p text:style-name="P30">3. The institute database for the core and elective for the odd/even semester. </text:p>
      <text:h text:style-name="Heading_20_2" text:outline-level="2">Additional Comments</text:h>
      <text:p text:style-name="P31"><text:span text:style-name="T14">The application is purely for the administration purpose and cannot be circulated without the permission of the highest authority of the fie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" svg:font-family="Times" style:font-family-generic="roman"/>
    <style:font-face style:name="Liberation Mono" svg:font-family="'Liberation Mono'" style:font-family-generic="modern" style:font-pitch="fixed"/>
    <style:font-face style:name="timmons" svg:font-family="timmo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fo:hyphenation-ladder-count="no-limit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text-properties fo:font-size="20pt" fo:font-weight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1cm" fo:page-height="29.69cm" style:num-format="1" style:print-orientation="portrait" fo:margin-top="2.499cm" fo:margin-bottom="2.499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254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troduction" style:page-layout-name="Mpm2">
      <style:footer>
        <text:p text:style-name="Footer">IIT Mandi<text:tab/>Software Requirements Template (Brief)<text:tab/><text:tab/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Gonsalves</meta:initial-creator>
    <meta:creation-date>2011-10-25T19:50:47</meta:creation-date>
    <dc:date>2019-11-05T17:18:38.634819848</dc:date>
    <meta:editing-duration>PT13H9M37S</meta:editing-duration>
    <meta:editing-cycles>20</meta:editing-cycles>
    <meta:generator>LibreOffice/6.0.7.3$Linux_X86_64 LibreOffice_project/00m0$Build-3</meta:generator>
    <meta:document-statistic meta:table-count="1" meta:image-count="0" meta:object-count="0" meta:page-count="4" meta:paragraph-count="95" meta:word-count="563" meta:character-count="3541" meta:non-whitespace-character-count="3077"/>
  </office:meta>
</office:document-meta>
</file>